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0pt" officeooo:rsid="00054faa" officeooo:paragraph-rsid="00054faa" style:font-size-asian="20pt" style:font-size-complex="20pt"/>
    </style:style>
    <style:style style:name="P2" style:family="paragraph" style:parent-style-name="Subtitle">
      <style:paragraph-properties fo:text-align="center" style:justify-single-word="false"/>
      <style:text-properties officeooo:rsid="00054faa" officeooo:paragraph-rsid="00054faa"/>
    </style:style>
    <style:style style:name="P3" style:family="paragraph" style:parent-style-name="Title">
      <style:text-properties officeooo:rsid="00054faa" officeooo:paragraph-rsid="00054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C pour le système</text:p>
      <text:h text:style-name="P1" text:outline-level="1">PixmapConvertor</text:h>
      <text:p text:style-name="P2">Réalisé par Damien Wykland et Ancelin Ser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0:18:54.450703267</meta:creation-date>
    <dc:date>2018-03-15T10:20:33.548919795</dc:date>
    <meta:editing-duration>PT1M40S</meta:editing-duration>
    <meta:editing-cycles>1</meta:editing-cycles>
    <meta:document-statistic meta:table-count="0" meta:image-count="0" meta:object-count="0" meta:page-count="1" meta:paragraph-count="3" meta:word-count="13" meta:character-count="82" meta:non-whitespace-character-count="72"/>
    <meta:generator>LibreOffice/5.1.6.2$Linux_X86_64 LibreOffice_project/10m0$Build-2</meta:generator>
  </office:meta>
</office:document-meta>
</file>